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Droid Sans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Droid Sans"/>
    </style:style>
    <style:style style:name="P3" style:family="paragraph" style:parent-style-name="Table_20_Contents">
      <style:paragraph-properties fo:margin-top="0cm" fo:margin-bottom="0.499cm" style:contextual-spacing="false"/>
      <style:text-properties style:font-name="Droid Sans"/>
    </style:style>
    <style:style style:name="P4" style:family="paragraph" style:parent-style-name="Text_20_body" style:list-style-name="L4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Droid Sans"/>
    </style:style>
    <style:style style:name="P5" style:family="paragraph" style:parent-style-name="Text_20_body" style:list-style-name="L5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Droid Sans"/>
    </style:style>
    <style:style style:name="P6" style:family="paragraph" style:parent-style-name="Text_20_body" style:list-style-name="L5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Droid Sans" officeooo:paragraph-rsid="001a60cc"/>
    </style:style>
    <style:style style:name="P7" style:family="paragraph" style:parent-style-name="Text_20_body" style:list-style-name="L3">
      <style:paragraph-properties fo:margin-left="0cm" fo:margin-right="0cm" fo:text-indent="0cm" style:auto-text-indent="false"/>
      <style:text-properties style:font-name="Droid Sans" officeooo:paragraph-rsid="001a60cc"/>
    </style:style>
    <style:style style:name="P8" style:family="paragraph" style:parent-style-name="Text_20_body" style:list-style-name="L5">
      <style:paragraph-properties fo:margin-left="0cm" fo:margin-right="0cm" fo:text-indent="0cm" style:auto-text-indent="false"/>
      <style:text-properties style:font-name="Droid Sans" officeooo:paragraph-rsid="001a60c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roid Sans" officeooo:paragraph-rsid="001a60cc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roid Sans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roid Sans" officeooo:paragraph-rsid="001a60cc"/>
    </style:style>
    <style:style style:name="P12" style:family="paragraph" style:parent-style-name="Table_20_Contents" style:list-style-name="L1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Droid Sans"/>
    </style:style>
    <style:style style:name="P13" style:family="paragraph" style:parent-style-name="Table_20_Contents" style:list-style-name="L2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Droid Sans"/>
    </style:style>
    <style:style style:name="P14" style:family="paragraph" style:parent-style-name="Table_20_Contents" style:list-style-name="L2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Droid Sans" officeooo:paragraph-rsid="001b10b5"/>
    </style:style>
    <style:style style:name="P15" style:family="paragraph" style:parent-style-name="Table_20_Contents" style:list-style-name="L3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Droid Sans" officeooo:paragraph-rsid="001a60cc"/>
    </style:style>
    <style:style style:name="P16" style:family="paragraph" style:parent-style-name="Table_20_Contents" style:list-style-name="L5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Droid Sans" officeooo:paragraph-rsid="001a60cc"/>
    </style:style>
    <style:style style:name="P17" style:family="paragraph" style:parent-style-name="Table_20_Contents" style:list-style-name="L5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Droid Sans" officeooo:rsid="001a60cc" officeooo:paragraph-rsid="001a60cc"/>
    </style:style>
    <style:style style:name="P18" style:family="paragraph" style:parent-style-name="Table_20_Contents" style:list-style-name="L1">
      <style:paragraph-properties fo:margin-top="0cm" fo:margin-bottom="0cm" style:contextual-spacing="false" fo:padding="0cm" fo:border="none"/>
      <style:text-properties style:font-name="Droid Sans"/>
    </style:style>
    <style:style style:name="P19" style:family="paragraph" style:parent-style-name="Table_20_Contents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roid Sans" officeooo:paragraph-rsid="001b10b5"/>
    </style:style>
    <style:style style:name="P20" style:family="paragraph" style:parent-style-name="Heading_20_3">
      <style:paragraph-properties fo:text-align="center" style:justify-single-word="false"/>
      <style:text-properties fo:color="#000000" style:font-name="Droid Sans" fo:font-size="18.75pt" fo:font-weight="bold"/>
    </style:style>
    <style:style style:name="P21" style:family="paragraph" style:parent-style-name="Heading_20_3">
      <style:paragraph-properties fo:text-align="center" style:justify-single-word="false"/>
      <style:text-properties fo:color="#000000" style:font-name="Droid Sans" fo:font-size="18.75pt" fo:font-weight="bold" officeooo:rsid="001a60cc" officeooo:paragraph-rsid="001a60cc"/>
    </style:style>
    <style:style style:name="T1" style:family="text">
      <style:text-properties officeooo:rsid="001a60cc"/>
    </style:style>
    <style:style style:name="T2" style:family="text">
      <style:text-properties style:font-name="Droid Sans"/>
    </style:style>
    <style:style style:name="T3" style:family="text">
      <style:text-properties officeooo:rsid="001b10b5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Pinguino 45K50</text:h>
      <text:h text:style-name="P20" text:outline-level="3">Bill Of Components</text:h>
      <text:p text:style-name="P1"/>
      <text:p text:style-name="P3">Resistors</text:p>
      <text:list xml:id="list5463729655443500983" text:style-name="L1">
        <text:list-item>
          <text:p text:style-name="P12"><text:span text:style-name="T1">3</text:span> x 470 Ohm (Yellow - Purple - Black - Black)</text:p>
        </text:list-item>
        <text:list-item>
          <text:p text:style-name="P12">1 x 10K Ohm (Brown - Black - Orange)</text:p>
          <text:p text:style-name="P18"/>
        </text:list-item>
      </text:list>
      <text:p text:style-name="P2">Capacitors</text:p>
      <text:list xml:id="list3878096331263371168" text:style-name="L2">
        <text:list-item>
          <text:p text:style-name="P14">2 x 100nF (marked as 104)</text:p>
        </text:list-item>
        <text:list-item>
          <text:p text:style-name="P14"><text:span text:style-name="T3">1</text:span> x <text:span text:style-name="T3">220</text:span>nF (marked as <text:span text:style-name="T3">22</text:span>4)</text:p>
          <text:p text:style-name="P19"/>
        </text:list-item>
      </text:list>
      <text:p text:style-name="P2">Diodes</text:p>
      <text:list xml:id="list1381219203418757979" text:style-name="L3">
        <text:list-item>
          <text:p text:style-name="P15">1 x 3mm Red LED (+/anode = long lead)</text:p>
        </text:list-item>
        <text:list-item>
          <text:p text:style-name="P15">1 x 3mm <text:span text:style-name="T1">Yellow</text:span> LED (+/anode = long lead)</text:p>
          <text:p text:style-name="P7"/>
        </text:list-item>
      </text:list>
      <text:p text:style-name="P1">Connectors</text:p>
      <text:list xml:id="list6653119722289556510" text:style-name="L4">
        <text:list-item>
          <text:p text:style-name="P4">1 x USB Type-B Female</text:p>
        </text:list-item>
        <text:list-item>
          <text:p text:style-name="P4">1 x 40-pin 2.54mm header strip</text:p>
        </text:list-item>
        <text:list-item>
          <text:p text:style-name="P4">1 x 40-pin 2.54mm round female header strip)</text:p>
          <text:p text:style-name="P10"/>
        </text:list-item>
      </text:list>
      <text:list xml:id="list6391371228114907224" text:style-name="L5">
        <text:list-item>
          <text:p text:style-name="P8">Others</text:p>
        </text:list-item>
        <text:list-item>
          <text:p text:style-name="P6">1 x <text:span text:style-name="T1">2-pin </text:span>Push Button</text:p>
        </text:list-item>
        <text:list-item>
          <text:p text:style-name="P6">1 x PIC18F<text:span text:style-name="T1">45K</text:span>50</text:p>
        </text:list-item>
        <text:list-item>
          <text:p text:style-name="P6">1 x PCB</text:p>
        </text:list-item>
      </text:list>
      <text:p text:style-name="P11"/>
      <text:p text:style-name="P9">O<text:span text:style-name="T1">ptional</text:span></text:p>
      <text:list xml:id="list172549422242659" text:continue-numbering="true" text:style-name="L5">
        <text:list-item>
          <text:p text:style-name="P6">1 x 8 MHz crystal</text:p>
        </text:list-item>
        <text:list-item>
          <text:p text:style-name="P16">2 x 22pF (marked as 22)</text:p>
        </text:list-item>
        <text:list-item>
          <text:p text:style-name="P16">1 x <text:span text:style-name="T1">22</text:span>uF (polarized, marked as 10uF)</text:p>
        </text:list-item>
        <text:list-item>
          <text:p text:style-name="P16"><text:span text:style-name="T1">1</text:span> x 100nF (marked as 104)</text:p>
        </text:list-item>
        <text:list-item>
          <text:p text:style-name="P17">1x LM780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s blanchot</meta:initial-creator>
    <meta:creation-date>2013-01-16T07:58:10</meta:creation-date>
    <dc:date>2014-05-12T17:25:49.161007737</dc:date>
    <dc:creator>regis blanchot</dc:creator>
    <meta:editing-duration>PT5M32S</meta:editing-duration>
    <meta:editing-cycles>3</meta:editing-cycles>
    <meta:generator>LibreOffice/4.1.6.2$Linux_X86_64 LibreOffice_project/410m0$Build-2</meta:generator>
    <meta:document-statistic meta:table-count="0" meta:image-count="0" meta:object-count="0" meta:page-count="1" meta:paragraph-count="29" meta:word-count="139" meta:character-count="559" meta:non-whitespace-character-count="467"/>
  </office:meta>
</office:document-meta>
</file>